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5eb91e" draw:textarea-horizontal-align="justify" draw:textarea-vertical-align="middle" draw:auto-grow-height="false" fo:min-height="2.33cm" fo:min-width="4.302cm"/>
      <style:paragraph-properties style:writing-mode="lr-tb"/>
    </style:style>
    <style:style style:name="gr2" style:family="graphic" style:parent-style-name="standard">
      <style:graphic-properties draw:fill-color="#1befed" draw:textarea-horizontal-align="justify" draw:textarea-vertical-align="middle" draw:auto-grow-height="false" fo:min-height="1.756cm" fo:min-width="3.411cm"/>
      <style:paragraph-properties style:writing-mode="lr-tb"/>
    </style:style>
    <style:style style:name="gr3" style:family="graphic" style:parent-style-name="standard">
      <style:graphic-properties draw:fill-color="#650953" draw:textarea-horizontal-align="justify" draw:textarea-vertical-align="middle" draw:auto-grow-height="false" fo:min-height="2.042cm" fo:min-width="4.014cm"/>
      <style:paragraph-properties style:writing-mode="lr-tb"/>
    </style:style>
    <style:style style:name="gr4" style:family="graphic" style:parent-style-name="standard">
      <style:graphic-properties draw:fill-color="#ffff38" draw:textarea-horizontal-align="justify" draw:textarea-vertical-align="middle" draw:auto-grow-height="false" fo:min-height="2.903cm" fo:min-width="4.875cm"/>
      <style:paragraph-properties style:writing-mode="lr-tb"/>
    </style:style>
    <style:style style:name="gr5" style:family="graphic" style:parent-style-name="standard">
      <style:graphic-properties draw:marker-end="" draw:fill-color="#000000" draw:textarea-horizontal-align="justify" draw:textarea-vertical-align="middle" draw:auto-grow-height="false" fo:min-height="0.068cm" fo:min-width="0.89cm"/>
    </style:style>
    <style:style style:name="gr6" style:family="graphic" style:parent-style-name="standard">
      <style:graphic-properties draw:fill-color="#ffff38" draw:textarea-horizontal-align="justify" draw:textarea-vertical-align="middle" draw:auto-grow-height="false" fo:min-height="2.902cm" fo:min-width="4.875cm"/>
      <style:paragraph-properties style:writing-mode="lr-tb"/>
    </style:style>
    <style:style style:name="gr7" style:family="graphic" style:parent-style-name="standard">
      <style:graphic-properties draw:marker-end="" draw:fill-color="#000000" draw:textarea-horizontal-align="justify" draw:textarea-vertical-align="middle" draw:auto-grow-height="false" fo:min-height="1.141cm" fo:min-width="0cm"/>
    </style:style>
    <style:style style:name="gr8" style:family="graphic" style:parent-style-name="standard">
      <style:graphic-properties draw:fill-color="#d4ea6b" draw:textarea-horizontal-align="justify" draw:textarea-vertical-align="middle" draw:auto-grow-height="false" fo:min-height="2.33cm" fo:min-width="10.652cm"/>
      <style:paragraph-properties style:writing-mode="lr-tb"/>
    </style:style>
    <style:style style:name="gr9" style:family="graphic" style:parent-style-name="standard">
      <style:graphic-properties draw:fill-color="#000000" draw:textarea-horizontal-align="justify" draw:textarea-vertical-align="middle" draw:auto-grow-height="false" fo:min-height="1.022cm" fo:min-width="0cm"/>
    </style:style>
    <style:style style:name="gr10" style:family="graphic" style:parent-style-name="standard">
      <style:graphic-properties draw:fill-color="#000000" draw:textarea-horizontal-align="justify" draw:textarea-vertical-align="middle" draw:auto-grow-height="false" fo:min-height="0.768cm" fo:min-width="0cm"/>
    </style:style>
    <style:style style:name="gr11" style:family="graphic" style:parent-style-name="standard">
      <style:graphic-properties draw:fill-color="#000000" draw:textarea-horizontal-align="justify" draw:textarea-vertical-align="middle" draw:auto-grow-height="false" fo:min-height="1.531cm" fo:min-width="0cm"/>
    </style:style>
    <style:style style:name="gr12" style:family="graphic" style:parent-style-name="standard">
      <style:graphic-properties draw:fill-color="#1befed" draw:textarea-horizontal-align="justify" draw:textarea-vertical-align="middle" draw:auto-grow-height="false" fo:min-height="1.757cm" fo:min-width="4.047cm"/>
      <style:paragraph-properties style:writing-mode="lr-tb"/>
    </style:style>
    <style:style style:name="gr13" style:family="graphic" style:parent-style-name="standard">
      <style:graphic-properties draw:fill-color="#000000" draw:textarea-horizontal-align="justify" draw:textarea-vertical-align="middle" draw:auto-grow-height="false" fo:min-height="1.278cm" fo:min-width="0cm"/>
    </style:style>
    <style:style style:name="gr14" style:family="graphic" style:parent-style-name="standard">
      <style:graphic-properties draw:stroke="none" draw:fill="none" draw:fill-color="#ffffff" draw:auto-grow-width="true" fo:min-height="0.685cm" fo:min-width="10.146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fo:min-height="0.703cm"/>
      <style:paragraph-properties style:writing-mode="lr-tb"/>
    </style:style>
    <style:style style:name="gr16" style:family="graphic" style:parent-style-name="standard">
      <style:graphic-properties draw:fill-color="#ffffd7" draw:textarea-horizontal-align="justify" draw:textarea-vertical-align="middle" draw:auto-grow-height="false" fo:min-height="0.703cm" fo:min-width="2.358cm"/>
      <style:paragraph-properties style:writing-mode="lr-tb"/>
    </style:style>
    <style:style style:name="gr17" style:family="graphic" style:parent-style-name="standard">
      <style:graphic-properties draw:fill-color="#ffff38" draw:textarea-horizontal-align="justify" draw:textarea-vertical-align="middle" draw:auto-grow-height="false" fo:min-height="1.973cm" fo:min-width="4.897cm"/>
      <style:paragraph-properties style:writing-mode="lr-tb"/>
    </style:style>
    <style:style style:name="gr18" style:family="graphic" style:parent-style-name="standard">
      <style:graphic-properties draw:fill-color="#ffff38" draw:textarea-horizontal-align="justify" draw:textarea-vertical-align="middle" draw:auto-grow-height="false" fo:min-height="1.337cm" fo:min-width="3.628cm"/>
      <style:paragraph-properties style:writing-mode="lr-tb"/>
    </style:style>
    <style:style style:name="gr19" style:family="graphic" style:parent-style-name="standard">
      <style:graphic-properties draw:fill-color="#ffff38" draw:textarea-horizontal-align="justify" draw:textarea-vertical-align="middle" draw:auto-grow-height="false" fo:min-height="1.655cm" fo:min-width="3.628cm"/>
      <style:paragraph-properties style:writing-mode="lr-tb"/>
    </style:style>
    <style:style style:name="gr20" style:family="graphic" style:parent-style-name="objectwithoutfill">
      <style:graphic-properties draw:marker-end="Arrowheads_20_1" draw:marker-end-width="0.3cm" draw:fill="none" draw:textarea-vertical-align="middle"/>
    </style:style>
    <style:style style:name="gr21" style:family="graphic" style:parent-style-name="objectwithoutfill">
      <style:graphic-properties draw:marker-end="Arrowheads_20_2" draw:marker-end-width="0.3cm" draw:fill="none" draw:textarea-vertical-align="middle"/>
    </style:style>
    <style:style style:name="gr22" style:family="graphic" style:parent-style-name="objectwithoutfill">
      <style:graphic-properties draw:marker-end="Arrowheads_20_3" draw:marker-end-width="0.3cm" draw:fill="none" draw:textarea-vertical-align="middle"/>
    </style:style>
    <style:style style:name="gr23" style:family="graphic" style:parent-style-name="objectwithoutfill">
      <style:graphic-properties draw:marker-end="Arrowheads_20_4" draw:marker-end-width="0.3cm" draw:fill="none" draw:textarea-vertical-align="middle"/>
    </style:style>
    <style:style style:name="gr24" style:family="graphic" style:parent-style-name="standard">
      <style:graphic-properties draw:fill-color="#ffff38" draw:textarea-horizontal-align="justify" draw:textarea-vertical-align="middle" draw:auto-grow-height="false" fo:min-height="0.951cm" fo:min-width="2.099cm"/>
      <style:paragraph-properties style:writing-mode="lr-tb"/>
    </style:style>
    <style:style style:name="gr25" style:family="graphic" style:parent-style-name="objectwithoutfill">
      <style:graphic-properties draw:marker-start="Arrowheads_20_5" draw:marker-start-width="0.3cm" draw:marker-end="Arrowheads_20_6" draw:marker-end-width="0.3cm" draw:fill="none" draw:textarea-vertical-align="middle"/>
    </style:style>
    <style:style style:name="gr26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27" style:family="graphic" style:parent-style-name="objectwithoutfill">
      <style:graphic-properties draw:marker-end="Arrow" draw:marker-end-width="0.3cm" draw:fill="none" draw:textarea-vertical-align="middle"/>
    </style:style>
    <style:style style:name="gr28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29" style:family="graphic" style:parent-style-name="standard">
      <style:graphic-properties draw:fill-color="#ffff38" draw:textarea-horizontal-align="justify" draw:textarea-vertical-align="middle" draw:auto-grow-height="false" fo:min-height="1.656cm" fo:min-width="0.93cm"/>
      <style:paragraph-properties style:writing-mode="lr-tb"/>
    </style:style>
    <style:style style:name="gr30" style:family="graphic" style:parent-style-name="standard">
      <style:graphic-properties draw:fill-color="#ffff38" draw:textarea-horizontal-align="justify" draw:textarea-vertical-align="middle" draw:auto-grow-height="false" fo:min-height="0.951cm" fo:min-width="1.1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fo:min-height="0.70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5eb91e"/>
      <style:paragraph-properties fo:text-align="center"/>
    </style:style>
    <style:style style:name="P3" style:family="paragraph">
      <loext:graphic-properties draw:fill-color="#1befed"/>
      <style:paragraph-properties fo:text-align="center"/>
    </style:style>
    <style:style style:name="P4" style:family="paragraph">
      <loext:graphic-properties draw:fill-color="#650953"/>
      <style:paragraph-properties fo:text-align="center"/>
    </style:style>
    <style:style style:name="P5" style:family="paragraph">
      <loext:graphic-properties draw:fill-color="#ffff38"/>
      <style:paragraph-properties fo:text-align="center"/>
    </style:style>
    <style:style style:name="P6" style:family="paragraph">
      <loext:graphic-properties draw:fill-color="#000000"/>
      <style:paragraph-properties fo:text-align="center"/>
    </style:style>
    <style:style style:name="P7" style:family="paragraph">
      <loext:graphic-properties draw:fill-color="#d4ea6b"/>
      <style:paragraph-properties fo:text-align="center"/>
    </style:style>
    <style:style style:name="P8" style:family="paragraph">
      <loext:graphic-properties draw:fill="none" draw:fill-color="#ffffff"/>
    </style:style>
    <style:style style:name="P9" style:family="paragraph">
      <style:text-properties fo:font-weight="bold"/>
    </style:style>
    <style:style style:name="P10" style:family="paragraph">
      <loext:graphic-properties draw:fill="none" draw:fill-color="#ffffff"/>
      <style:text-properties fo:font-weight="bold"/>
    </style:style>
    <style:style style:name="P11" style:family="paragraph">
      <style:paragraph-properties fo:text-align="center"/>
      <style:text-properties fo:font-size="12pt" style:font-size-asian="12pt" style:font-size-complex="12pt"/>
    </style:style>
    <style:style style:name="P12" style:family="paragraph">
      <loext:graphic-properties draw:fill-color="#ffffd7"/>
      <style:paragraph-properties fo:text-align="center"/>
      <style:text-properties fo:font-size="12pt" style:font-size-asian="12pt" style:font-size-complex="12pt"/>
    </style:style>
    <style:style style:name="P13" style:family="paragraph">
      <loext:graphic-properties draw:fill-color="#ffff38"/>
      <style:paragraph-properties fo:text-align="center"/>
      <style:text-properties fo:font-size="12pt" style:font-size-asian="12pt" style:font-size-complex="12pt"/>
    </style:style>
    <style:style style:name="P14" style:family="paragraph">
      <loext:graphic-properties draw:fill="none"/>
      <style:paragraph-properties fo:text-align="center"/>
    </style:style>
    <style:style style:name="P15" style:family="paragraph">
      <style:text-properties fo:font-weight="bold" style:font-weight-asian="bold" style:font-weight-complex="bold"/>
    </style:style>
    <style:style style:name="P16" style:family="paragraph">
      <loext:graphic-properties draw:fill="none" draw:fill-color="#ffffff"/>
      <style:text-properties fo:font-weight="bold" style:font-weight-asian="bold" style:font-weight-complex="bold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 58%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5.08cm" svg:height="2.858cm" svg:x="9.257cm" svg:y="12.749cm">
          <text:p text:style-name="P1">Arduino UNO</text:p>
          <text:p text:style-name="P1">with </text:p>
          <text:p text:style-name="P1">WiFi Modul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4.127cm" svg:height="2.222cm" svg:x="2.27cm" svg:y="4.81cm">
          <text:p text:style-name="P1">Dashboard </text:p>
          <text:p text:style-name="P1">Applica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4.762cm" svg:height="2.54cm" svg:x="8.62cm" svg:y="4.492cm">
          <text:p text:style-name="P1">Firebase</text:p>
          <text:p text:style-name="P1">Cloud databas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draw:layer="layout" svg:width="5.715cm" svg:height="3.493cm" svg:x="1.954cm" svg:y="12.432cm">
          <text:p text:style-name="P1">Heart Rate Senso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6" draw:layer="layout" svg:width="1.588cm" svg:height="0.635cm" svg:x="7.669cm" svg:y="13.86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5" draw:layer="layout" svg:width="5.715cm" svg:height="3.492cm" svg:x="8.939cm" svg:y="17.195cm">
          <text:p text:style-name="P1">User Inpu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6" draw:layer="layout" svg:width="0.635cm" svg:height="1.588cm" svg:x="11.479cm" svg:y="15.607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" draw:text-style-name="P7" draw:layer="layout" svg:width="11.43cm" svg:height="2.858cm" svg:x="5.447cm" svg:y="8.621cm">
          <text:p text:style-name="P1">Web service</text:p>
          <text:p text:style-name="P1">(REST API Machine Learning Model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6" draw:layer="layout" svg:width="0.635cm" svg:height="1.588cm" svg:x="10.842cm" svg:y="7.032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0" draw:text-style-name="P6" draw:layer="layout" svg:width="0.635cm" svg:height="1.27cm" svg:x="11.479cm" svg:y="11.479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1" draw:text-style-name="P6" draw:layer="layout" svg:width="0.637cm" svg:height="2.223cm" draw:transform="rotate (1.5707963267949) translate (6.397cm 6.397cm)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2" draw:text-style-name="P3" draw:layer="layout" svg:width="4.763cm" svg:height="2.223cm" svg:x="15.287cm" svg:y="4.809cm">
          <text:p text:style-name="P1">Serial Monito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6" draw:layer="layout" svg:width="0.637cm" svg:height="1.906cm" draw:transform="rotate (1.5707963267949) translate (13.382cm 6.397cm)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4" draw:text-style-name="P8" draw:layer="layout" svg:width="10.646cm" svg:height="1.187cm" svg:x="9.944cm" svg:y="25.753cm">
          <draw:text-box>
            <text:p><text:page-number>&lt;number&gt;</text:page-number></text:p>
          </draw:text-box>
        </draw:frame>
        <draw:frame draw:style-name="gr15" draw:text-style-name="P10" draw:layer="layout" svg:width="5.08cm" svg:height="0.962cm" svg:x="8.255cm" svg:y="24.485cm">
          <draw:text-box>
            <text:p text:style-name="P9">Block Diagram</text:p>
          </draw:text-box>
        </draw:frame>
      </draw:page>
      <draw:page draw:name="page2" draw:style-name="dp1" draw:master-page-name="Default">
        <draw:custom-shape draw:style-name="gr16" draw:text-style-name="P12" draw:layer="layout" svg:width="2.858cm" svg:height="0.953cm" svg:x="8.937cm" svg:y="1.952cm">
          <text:p text:style-name="P11"><text:span text:style-name="T1">Start</text:span></text:p>
          <draw:enhanced-geometry svg:viewBox="0 0 21600 21600" draw:type="rectangle" draw:enhanced-path="M 0 0 L 21600 0 21600 21600 0 21600 0 0 Z N"/>
        </draw:custom-shape>
        <draw:custom-shape draw:style-name="gr17" draw:text-style-name="P13" draw:layer="layout" svg:width="5.397cm" svg:height="2.223cm" svg:x="7.668cm" svg:y="7.032cm">
          <text:p text:style-name="P11"><text:span text:style-name="T1">Arduino Device </text:span></text:p>
          <text:p text:style-name="P11"><text:span text:style-name="T1">with </text:span></text:p>
          <text:p text:style-name="P11"><text:span text:style-name="T1">Heart Rate sensor</text:span></text:p>
          <draw:enhanced-geometry svg:viewBox="0 0 21600 21600" draw:type="rectangle" draw:enhanced-path="M 0 0 L 21600 0 21600 21600 0 21600 0 0 Z N"/>
        </draw:custom-shape>
        <draw:custom-shape draw:style-name="gr18" draw:text-style-name="P13" draw:layer="layout" svg:width="4.128cm" svg:height="1.587cm" svg:x="8.302cm" svg:y="10.525cm">
          <text:p text:style-name="P11"><text:span text:style-name="T1">Web service</text:span></text:p>
          <text:p text:style-name="P11"><text:span text:style-name="T1">ML Model</text:span></text:p>
          <draw:enhanced-geometry svg:viewBox="0 0 21600 21600" draw:type="rectangle" draw:enhanced-path="M 0 0 L 21600 0 21600 21600 0 21600 0 0 Z N"/>
        </draw:custom-shape>
        <draw:custom-shape draw:style-name="gr19" draw:text-style-name="P13" xml:id="id2" draw:id="id2" draw:layer="layout" svg:width="4.128cm" svg:height="1.905cm" svg:x="8.302cm" svg:y="13.065cm">
          <text:p text:style-name="P11"><text:span text:style-name="T1">Firebase</text:span></text:p>
          <draw:enhanced-geometry svg:viewBox="0 0 21600 21600" draw:type="rectangle" draw:enhanced-path="M 0 0 L 21600 0 21600 21600 0 21600 0 0 Z N"/>
        </draw:custom-shape>
        <draw:line draw:style-name="gr20" draw:text-style-name="P14" draw:layer="layout" svg:x1="10.366cm" svg:y1="2.905cm" svg:x2="10.366cm" svg:y2="3.857cm">
          <text:p/>
        </draw:line>
        <draw:line draw:style-name="gr21" draw:text-style-name="P14" draw:layer="layout" svg:x1="10.366cm" svg:y1="5.762cm" svg:x2="10.366cm" svg:y2="7.032cm">
          <text:p/>
        </draw:line>
        <draw:line draw:style-name="gr22" draw:text-style-name="P14" draw:layer="layout" svg:x1="10.366cm" svg:y1="9.255cm" svg:x2="10.366cm" svg:y2="10.525cm">
          <text:p/>
        </draw:line>
        <draw:line draw:style-name="gr23" draw:text-style-name="P14" draw:layer="layout" svg:x1="10.366cm" svg:y1="12.112cm" svg:x2="10.366cm" svg:y2="13.065cm">
          <text:p/>
        </draw:line>
        <draw:custom-shape draw:style-name="gr24" draw:text-style-name="P13" xml:id="id4" draw:id="id4" draw:layer="layout" svg:width="4.127cm" svg:height="1.905cm" svg:x="8.303cm" svg:y="15.922cm">
          <text:p text:style-name="P11"><text:span text:style-name="T1">Dashboard </text:span></text:p>
          <text:p text:style-name="P11"><text:span text:style-name="T1">Application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4" draw:text-style-name="P13" xml:id="id1" draw:id="id1" draw:layer="layout" svg:width="4.127cm" svg:height="1.905cm" svg:x="1.953cm" svg:y="7.35cm">
          <text:p text:style-name="P11"><text:span text:style-name="T1">Serial Monitor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25" draw:text-style-name="P14" draw:layer="layout" svg:x1="5.565cm" svg:y1="8.303cm" svg:x2="8.302cm" svg:y2="14.017cm" draw:start-shape="id1" draw:start-glue-point="6" draw:end-shape="id2" draw:end-glue-point="3" svg:d="M5565 8303h1626v5714h1111" svg:viewBox="0 0 2738 5715">
          <text:p/>
        </draw:connector>
        <draw:line draw:style-name="gr26" draw:text-style-name="P1" draw:layer="layout" svg:x1="10.366cm" svg:y1="14.97cm" svg:x2="10.366cm" svg:y2="15.922cm">
          <text:p/>
        </draw:line>
        <draw:custom-shape draw:style-name="gr16" draw:text-style-name="P12" xml:id="id3" draw:id="id3" draw:layer="layout" svg:width="2.858cm" svg:height="0.953cm" svg:x="8.937cm" svg:y="19.732cm">
          <text:p text:style-name="P11"><text:span text:style-name="T1">End</text:span></text:p>
          <draw:enhanced-geometry svg:viewBox="0 0 21600 21600" draw:type="rectangle" draw:enhanced-path="M 0 0 L 21600 0 21600 21600 0 21600 0 0 Z N"/>
        </draw:custom-shape>
        <draw:connector draw:style-name="gr27" draw:text-style-name="P14" draw:layer="layout" svg:x1="4.017cm" svg:y1="9.255cm" svg:x2="8.937cm" svg:y2="20.208cm" draw:start-shape="id1" draw:start-glue-point="8" draw:end-shape="id3" draw:end-glue-point="3" svg:d="M4017 9255v10953h4920" svg:viewBox="0 0 4921 10954">
          <text:p/>
        </draw:connector>
        <draw:connector draw:style-name="gr27" draw:text-style-name="P14" draw:layer="layout" svg:x1="10.367cm" svg:y1="17.827cm" svg:x2="10.366cm" svg:y2="19.732cm" draw:start-shape="id4" draw:start-glue-point="8" draw:end-shape="id3" draw:end-glue-point="0" svg:d="M10367 17827v952h-1v953" svg:viewBox="0 0 2 1906">
          <text:p/>
        </draw:connector>
        <draw:custom-shape draw:style-name="gr24" draw:text-style-name="P13" draw:layer="layout" svg:width="4.127cm" svg:height="1.905cm" svg:x="8.303cm" svg:y="3.857cm">
          <text:p text:style-name="P11"><text:span text:style-name="T1">User input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14" draw:text-style-name="P8" draw:layer="layout" svg:width="10.646cm" svg:height="1.187cm" svg:x="9.944cm" svg:y="25.753cm">
          <draw:text-box>
            <text:p><text:page-number>&lt;number&gt;</text:page-number></text:p>
          </draw:text-box>
        </draw:frame>
        <draw:frame draw:style-name="gr28" draw:text-style-name="P10" draw:layer="layout" svg:width="3.698cm" svg:height="1.673cm" svg:x="8.946cm" svg:y="24.495cm">
          <draw:text-box>
            <text:p text:style-name="P9">Flow Chart</text:p>
          </draw:text-box>
        </draw:frame>
      </draw:page>
      <draw:page draw:name="page3" draw:style-name="dp1" draw:master-page-name="Default">
        <draw:frame draw:style-name="gr14" draw:text-style-name="P8" draw:layer="layout" svg:width="10.646cm" svg:height="1.187cm" svg:x="9.89cm" svg:y="25.753cm">
          <draw:text-box>
            <text:p><text:page-number>&lt;number&gt;</text:page-number></text:p>
          </draw:text-box>
        </draw:frame>
        <draw:custom-shape draw:style-name="gr16" draw:text-style-name="P12" draw:layer="layout" svg:width="2.858cm" svg:height="0.953cm" svg:x="9.221cm" svg:y="1.951cm">
          <text:p text:style-name="P11"><text:span text:style-name="T1">Start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9" draw:text-style-name="P13" xml:id="id6" draw:id="id6" draw:layer="layout" svg:width="4.128cm" svg:height="1.905cm" svg:x="8.586cm" svg:y="15.922cm">
          <text:p text:style-name="P11"><text:span text:style-name="T1">Firebase</text:span></text:p>
          <text:p text:style-name="P11"><text:span text:style-name="T1">Cloud Database</text:span></text:p>
          <draw:enhanced-geometry svg:viewBox="0 0 21600 21600" draw:type="rectangle" draw:enhanced-path="M 0 0 L 21600 0 21600 21600 0 21600 0 0 Z N"/>
        </draw:custom-shape>
        <draw:line draw:style-name="gr20" draw:text-style-name="P14" draw:layer="layout" svg:x1="10.65cm" svg:y1="2.904cm" svg:x2="10.65cm" svg:y2="3.856cm">
          <text:p/>
        </draw:line>
        <draw:line draw:style-name="gr21" draw:text-style-name="P14" draw:layer="layout" svg:x1="10.65cm" svg:y1="5.761cm" svg:x2="10.65cm" svg:y2="7.031cm">
          <text:p/>
        </draw:line>
        <draw:custom-shape draw:style-name="gr16" draw:text-style-name="P12" draw:layer="layout" svg:width="2.858cm" svg:height="0.953cm" svg:x="9.254cm" svg:y="19.732cm">
          <text:p text:style-name="P11"><text:span text:style-name="T1">End</text:span></text:p>
          <draw:enhanced-geometry svg:viewBox="0 0 21600 21600" draw:type="rectangle" draw:enhanced-path="M 0 0 L 21600 0 21600 21600 0 21600 0 0 Z N"/>
        </draw:custom-shape>
        <draw:custom-shape draw:style-name="gr24" draw:text-style-name="P13" draw:layer="layout" svg:width="4.127cm" svg:height="1.905cm" svg:x="8.587cm" svg:y="3.856cm">
          <text:p text:style-name="P11"><text:span text:style-name="T1">User input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14" draw:text-style-name="P8" draw:layer="layout" svg:width="10.646cm" svg:height="1.187cm" svg:x="9.944cm" svg:y="25.752cm">
          <draw:text-box>
            <text:p><text:page-number>&lt;number&gt;</text:page-number></text:p>
          </draw:text-box>
        </draw:frame>
        <draw:custom-shape draw:style-name="gr29" draw:text-style-name="P13" draw:layer="layout" svg:width="2.858cm" svg:height="3.81cm" svg:x="9.221cm" svg:y="7.032cm">
          <text:p text:style-name="P1"><text:span text:style-name="T1">SVM </text:span></text:p>
          <text:p text:style-name="P1"><text:span text:style-name="T1">Classifier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27" draw:text-style-name="P14" draw:layer="layout" svg:x1="10.65cm" svg:y1="13.7cm" svg:x2="10.65cm" svg:y2="15.923cm">
          <text:p/>
        </draw:line>
        <draw:custom-shape draw:style-name="gr30" draw:text-style-name="P5" xml:id="id5" draw:id="id5" draw:layer="layout" svg:width="2.54cm" svg:height="1.905cm" svg:x="14.97cm" svg:y="7.985cm">
          <text:p text:style-name="P1">No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0" draw:text-style-name="P5" draw:layer="layout" svg:width="2.54cm" svg:height="1.905cm" svg:x="9.38cm" svg:y="11.795cm">
          <text:p text:style-name="P1">Yes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27" draw:text-style-name="P14" draw:layer="layout" svg:x1="10.65cm" svg:y1="10.842cm" svg:x2="10.65cm" svg:y2="11.795cm">
          <text:p/>
        </draw:line>
        <draw:line draw:style-name="gr27" draw:text-style-name="P14" draw:layer="layout" svg:x1="10.842cm" svg:y1="17.827cm" svg:x2="10.842cm" svg:y2="19.732cm">
          <text:p/>
        </draw:line>
        <draw:line draw:style-name="gr27" draw:text-style-name="P14" draw:layer="layout" svg:x1="12.096cm" svg:y1="8.937cm" svg:x2="15.287cm" svg:y2="8.937cm">
          <text:p/>
        </draw:line>
        <draw:connector draw:style-name="gr27" draw:text-style-name="P14" draw:layer="layout" svg:x1="15.922cm" svg:y1="9.89cm" svg:x2="12.714cm" svg:y2="16.874cm" draw:start-shape="id5" draw:start-glue-point="7" draw:end-shape="id6" draw:end-glue-point="1" svg:d="M15922 9890v6984h-3208" svg:viewBox="0 0 3209 6985">
          <text:p/>
        </draw:connector>
        <draw:frame draw:style-name="gr31" draw:text-style-name="P16" draw:layer="layout" svg:width="7.985cm" svg:height="0.962cm" svg:x="6.803cm" svg:y="24.803cm">
          <draw:text-box>
            <text:p text:style-name="P15"><text:span text:style-name="T2">7</text:span><text:span text:style-name="T3">th</text:span><text:span text:style-name="T2"> Semester Flow Chart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20" svg:d="M0 20l10-20 10 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3-07T06:46:24.754000000</meta:creation-date>
    <dc:date>2021-03-07T09:20:50.373000000</dc:date>
    <meta:editing-duration>PT1H15S</meta:editing-duration>
    <meta:editing-cycles>2</meta:editing-cycles>
    <meta:generator>LibreOffice/7.0.4.2$Windows_X86_64 LibreOffice_project/dcf040e67528d9187c66b2379df5ea4407429775</meta:generator>
    <meta:document-statistic meta:object-count="50"/>
  </office:meta>
</office:document-meta>
</file>